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name">
          <text:span text:style-name="rststyle-builtin">cd</text:span>
        </text:span>
        <text:span text:style-name="rststyle-name">
          <text:span text:style-name="rststyle-builtin">export</text:span>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comment">
          <text:span text:style-name="rststyle-single"># path içine mevcut dizini de ekledik
# containerd ve dockerd çalıştıralım. Bunlar daemon olduğu için sürekli arkada çalışması gerekmektedir.
</text:span>
        </text:span>
        <text:p text:style-name="rststyle-textbody">Rootless docker kurmak için</text:p>
        <ns0:p ns0:style-name="rststyle-codeblock">$ curl -fsSL https://get.docker.com/rootless | bash</ns0:p>
        <text:span text:style-name="rststyle-punctuation">|</text:span>
        <text:p text:style-name="rststyle-textbody">Docker çalışıyor mu diye kontrol etmek için <text:span text:style-name="rststyle-strong">docker info</text:span> komutunu kullanabiliriz.</text:p>
        <ns0:p ns0:style-name="rststyle-codeblock">$ docker info</ns0:p>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comment">
          <text:span text:style-name="rststyle-single"># bu işlem her yeniden başlatmada gerekebilir.
# Bu aşama tüm dağıtımlarda gereklidir.
</text:span>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literal">
          <text:span text:style-name="rststyle-number">8</text:span>
        </text:span>
        <text:span text:style-name="rststyle-literal">
          <text:span text:style-name="rststyle-number">6</text:span>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comment">
          <text:span text:style-name="rststyle-single"># veya şu da kullanılabilir.
</text:span>
        </text:span>
        <text:p text:style-name="rststyle-textbody">İmajımızı bir dosyaya kaydetmek için <text:span text:style-name="rststyle-strong">docker save</text:span> kullanırız.</text:p>
        <ns0:p ns0:style-name="rststyle-codeblock">$ docker save debian:latest -o /home/backup/debian.tar</ns0:p>
        <text:p text:style-name="rststyle-textbody">kaydedilmiş bir dosyadan imaj yüklemek için ise <text:span text:style-name="rststyle-strong">docker load</text:span> kullanılız.</text:p>
        <ns0:p ns0:style-name="rststyle-codeblock">$ docker load -i /home/backup/debian.tar</ns0:p>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comment">
          <text:span text:style-name="rststyle-single"># veya bir dizinden üretebiliriz
</text:span>
        </text:span>
        <text:span text:style-name="rststyle-punctuation">|</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name">
          <text:span text:style-name="rststyle-builtin">export</text:span>
        </text:span>
        <text:span text:style-name="rststyle-comment">
          <text:span text:style-name="rststyle-single"># veya şu şekilde de kullanılabilir
</text:span>
        </text:span>
        <text:span text:style-name="rststyle-name">
          <text:span text:style-name="rststyle-builtin">export</text:span>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literal">
          <text:span text:style-name="rststyle-number">8000</text:span>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name">
          <text:span text:style-name="rststyle-builtin">echo</text:span>
        </text:span>
        <text:p text:style-name="rststyle-textbody">İşlem başlatmayıp sadece container oluşturmak istiyorsanız <text:span text:style-name="rststyle-strong">docker create</text:span> kullanabilirsiniz.</text:p>
        <ns0:p ns0:style-name="rststyle-codeblock">$ docker create --name deneme2 debian</ns0:p>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literal">
          <text:span text:style-name="rststyle-string">
            <text:span text:style-name="rststyle-double">"bash"</text:span>
          </text:span>
        </text:span>
        <text:span text:style-name="rststyle-literal">
          <text:span text:style-name="rststyle-number">8</text:span>
        </text:span>
        <text:span text:style-name="rststyle-operator">(</text:span>
        <text:span text:style-name="rststyle-literal">
          <text:span text:style-name="rststyle-number">0</text:span>
        </text:span>
        <text:span text:style-name="rststyle-operator">)</text:span>
        <text:span text:style-name="rststyle-literal">
          <text:span text:style-name="rststyle-number">5</text:span>
        </text:span>
        <text:span text:style-name="rststyle-name">
          <text:span text:style-name="rststyle-builtin">test</text:span>
        </text:span>
        <text:span text:style-name="rststyle-literal">
          <text:span text:style-name="rststyle-string">
            <text:span text:style-name="rststyle-double">"bash"</text:span>
          </text:span>
        </text:span>
        <text:span text:style-name="rststyle-literal">
          <text:span text:style-name="rststyle-number">23</text:span>
        </text:span>
        <text:span text:style-name="rststyle-literal">
          <text:span text:style-name="rststyle-number">22</text:span>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name">
          <text:span text:style-name="rststyle-builtin">kill</text:span>
        </text:span>
        <text:span text:style-name="rststyle-punctuation">|</text:span>
        <text:span text:style-name="rststyle-comment">
          <text:span text:style-name="rststyle-single"># çıktı boşsa container çalışmıyor demektir
</text:span>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comment">
          <text:span text:style-name="rststyle-single"># Aşağıdaki komutla tüm containerları silebiliriz.
</text:span>
        </text:span>
        <text:span text:style-name="rststyle-keyword">$(</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keyword">continue</text:span>
        <text:span text:style-name="rststyle-operator">[</text:span>
        <text:span text:style-name="rststyle-operator">]</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literal">
          <text:span text:style-name="rststyle-number">0</text:span>
        </text:span>
        <text:span text:style-name="rststyle-literal">
          <text:span text:style-name="rststyle-number">31</text:span>
        </text:span>
        <text:span text:style-name="rststyle-literal">
          <text:span text:style-name="rststyle-number">0</text:span>
        </text:span>
        <text:span text:style-name="rststyle-literal">
          <text:span text:style-name="rststyle-number">1</text:span>
        </text:span>
        <text:span text:style-name="rststyle-literal">
          <text:span text:style-name="rststyle-number">1</text:span>
        </text:span>
        <text:span text:style-name="rststyle-literal">
          <text:span text:style-name="rststyle-number">7432</text:span>
        </text:span>
        <text:span text:style-name="rststyle-literal">
          <text:span text:style-name="rststyle-number">7396</text:span>
        </text:span>
        <text:span text:style-name="rststyle-literal">
          <text:span text:style-name="rststyle-number">0</text:span>
        </text:span>
        <text:span text:style-name="rststyle-literal">
          <text:span text:style-name="rststyle-number">10</text:span>
        </text:span>
        <text:span text:style-name="rststyle-literal">
          <text:span text:style-name="rststyle-number">00</text:span>
        </text:span>
        <text:span text:style-name="rststyle-literal">
          <text:span text:style-name="rststyle-string">
            <text:span text:style-name="rststyle-double">"Id"</text:span>
          </text:span>
        </text:span>
        <text:span text:style-name="rststyle-literal">
          <text:span text:style-name="rststyle-string">
            <text:span text:style-name="rststyle-double">"40f84cb8e4e0..."</text:span>
          </text:span>
        </text:span>
        <text:span text:style-name="rststyle-literal">
          <text:span text:style-name="rststyle-string">
            <text:span text:style-name="rststyle-double">"Created"</text:span>
          </text:span>
        </text:span>
        <text:span text:style-name="rststyle-literal">
          <text:span text:style-name="rststyle-string">
            <text:span text:style-name="rststyle-double">"2022-09-21T07:42:18.337126911Z"</text:span>
          </text:span>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name">
          <text:span text:style-name="rststyle-builtin">exec</text:span>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p text:style-name="rststyle-textbody">Mevcut containerdan imaj elde etmek için <text:span text:style-name="rststyle-strong">docker commit</text:span> kullanabiliriz.</text:p>
        <ns0:p ns0:style-name="rststyle-codeblock">$ docker commit 40f84cb8e4e0 builder:1.0</ns0:p>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name">
          <text:span text:style-name="rststyle-builtin">export</text:span>
        </text:span>
        <text:span text:style-name="rststyle-name">
          <text:span text:style-name="rststyle-variable">DOCKER_HOST</text:span>
        </text:span>
        <text:span text:style-name="rststyle-operator">=</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error">'</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name">
          <text:span text:style-name="rststyle-builtin">local</text:span>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name">
          <text:span text:style-name="rststyle-variable">source</text:span>
        </text:span>
        <text:span text:style-name="rststyle-operator">=</text:span>
        <text:span text:style-name="rststyle-operator">=</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name">
          <text:span text:style-name="rststyle-variable">source</text:span>
        </text:span>
        <text:span text:style-name="rststyle-operator">=</text:span>
        <text:span text:style-name="rststyle-operator">=</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name">
          <text:span text:style-name="rststyle-variable">type</text:span>
        </text:span>
        <text:span text:style-name="rststyle-operator">=</text:span>
        <text:span text:style-name="rststyle-operator">=</text:span>
        <text:span text:style-name="rststyle-comment">
          <text:span text:style-name="rststyle-single"># Şu şekilde de kullanılabilir.
</text:span>
        </text:span>
        <text:p text:style-name="rststyle-textbody">Ayrıca volume yerine ana sistemdeki bir dizini de bağlayabiliriz.</text:p>
        <ns0:p ns0:style-name="rststyle-codeblock">docker run --mount type=bind,source=/home/shared,target=/shared --name test123 alpine</ns0:p>
        <text:span text:style-name="rststyle-name">
          <text:span text:style-name="rststyle-variable">type</text:span>
        </text:span>
        <text:span text:style-name="rststyle-operator">=</text:span>
        <text:span text:style-name="rststyle-operator">=</text:span>
        <text:span text:style-name="rststyle-operator">=</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name">
          <text:span text:style-name="rststyle-builtin">echo</text:span>
        </text:span>
        <text:p text:style-name="rststyle-textbody">Bir Dockerfile dosyası aşağıdaki gibi çalıştırılır.</text:p>
        <ns0:p ns0:style-name="rststyle-codeblock">$ docker build -f ./builder/Dockerfile ./</ns0:p>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p text:style-name="rststyle-textbody">Veya bir tarball indirilerek istenen dockerfile ile çalıştırılması sağlanabilir.</text:p>
        <ns0:p ns0:style-name="rststyle-codeblock">$ docker build -f builder/Dockerfile https://example.org/source.tar.gz</ns0:p>
        <text:p text:style-name="rststyle-textbody"><text:span text:style-name="rststyle-strong">stdin</text:span> okunarak çalıştırılabilir.</text:p>
        <ns0:p ns0:style-name="rststyle-codeblock">$ cat Dockerfile | docker build -</ns0:p>
        <text:span text:style-name="rststyle-punctuation">|</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0:00:20</meta:creation-date>
    <dc:creator>a</dc:creator>
    <dc:date>2023-01-09T10:00:20</dc:date>
    <dc:language>en-US</dc:language>
    <meta:editing-cycles>1</meta:editing-cycles>
    <meta:editing-duration>PT00M01S</meta:editing-duration>
    <dc:title>Docker kullanımı</dc:title>
  </office:meta>
</office:document-meta>
</file>